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5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5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81cm" svg:height="0.87cm" draw:z-index="0"><draw:image xlink:href="../../odt_eng/images/0171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Data table from file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51cm" svg:height="1.3cm" draw:z-index="0"><draw:image xlink:href="../../odt_eng/images/0171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reads data table from a file. Correspondent table column value is delivered to each unit output. The unit executes the read-out one time at the moment the task is started.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4339724670406867540" text:style-name="L1">
              <text:list-item>
                <text:p text:style-name="P5">Name of file with table – relative path to the table file.</text:p>
              </text:list-item>
              <text:list-item>
                <text:p text:style-name="P5">Number of columns in table – corresponds to the number of outputs, dimensions of outputs are equal to the number of lines in the table.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Таблица данных из файла</dc:title>
    <meta:creation-date>2012-04-18T11:05:00Z</meta:creation-date>
    <dc:date>2012-04-25T10:15:31.93</dc:date>
    <meta:editing-cycles>5</meta:editing-cycles>
    <meta:editing-duration>PT6H44M2S</meta:editing-duration>
    <meta:document-statistic meta:table-count="1" meta:image-count="2" meta:object-count="0" meta:page-count="1" meta:paragraph-count="10" meta:word-count="83" meta:character-count="44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71.odt/Normal.dotm"/>
  </office:meta>
</office:document-meta>
</file>